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DCUchen" svg:font-family="DDCUche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/>
    <style:font-face style:name="Tibetan Machine Uni1" svg:font-family="'Tibetan Machine Uni'" style:font-family-generic="system" style:font-pitch="variable"/>
    <style:font-face style:name="Uchen" svg:font-family="Uchen" style:font-pitch="variable"/>
    <style:font-face style:name="Uchen1" svg:font-family="Uchen" style:font-adornments="Regular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text-properties style:font-name-complex="Uchen"/>
    </style:style>
    <style:style style:name="P2" style:family="paragraph" style:parent-style-name="Standard" style:master-page-name="">
      <loext:graphic-properties draw:fill-gradient-name="gradient" draw:fill-hatch-name="hatch"/>
      <style:paragraph-properties fo:text-align="justify" style:justify-single-word="true" style:page-number="auto"/>
    </style:style>
    <style:style style:name="T1" style:family="text">
      <style:text-properties fo:font-variant="normal" fo:text-transform="none" fo:color="#2b2b2a" loext:opacity="100%" fo:letter-spacing="normal" style:font-name-complex="Uchen" style:font-size-complex="11.3500003814697pt" style:font-style-complex="normal" style:font-weight-complex="normal"/>
    </style:style>
    <style:style style:name="T2" style:family="text">
      <style:text-properties fo:font-variant="normal" fo:text-transform="none" fo:color="#2b2b2a" loext:opacity="100%" style:text-position="10% 100%" fo:font-size="9pt" fo:letter-spacing="normal" style:font-size-asian="9pt" style:font-name-complex="Uchen" style:font-size-complex="9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<text:span text:style-name="T2">༄༅། །འཕགས་​པ་​ཆོས་​ཀྱི་​དབྱིངས་​ཀྱི་​སྙིང་​པོའི་​རྣམ་​པར་​འགྲེལ་​པ། </text:span></text:span><text:span text:style-name="T1">རྒྱ་​གར་​སྐད་​དུ། ཨཱཪྻ་​དྷརྨ་​དྷཱ་​ཏུ་​གརྦྷ་​བི་​བ་​ར་​ཎ། བོད་​སྐད་​དུ། འཕགས་​པ་​ཆོས་​ཀྱི་​དབྱིངས་​ཀྱི་​སྙིང་​པོའི་​རྣམ་​པར་​འགྲེལ་​པ། དཀོན་​མཆོག་​གསུམ་​ལ་​ཕྱག་​འཚལ་​ལོ། །ཆོས་​རྣམས་​གང་​དག་​རྒྱུས་​བྱུང་​དེ་​དག་​ནི། །རྒྱུ་​དང་​དེ་​ལ་​འགོག་​པ་​གང་​ཡིན་​པ། །དེ་​བཞིན་​གཤེགས་​པ་​ཉིད་​ཀྱིས་​བཀའ་​སྩལ་​པ། །དེ་​སྐད་​གསུངས་​པའི་​ཚུལ་​ཅན་​དགེ་​སྦྱོང་​ཆེ། །ཞེས་​བྱ་​བ་​སྨོས་​ཏེ། དེ་​ལ་​ཆོས་​གང་​དག་​ཅེས་​བྱ་​བ་​ནི་​རྣམ་​པ་​བདུན་​དུ་​ཤེས་​པར་​བྱ་​སྟེ། རྣམ་​པར་​ཤེས་​པ་​དང༌། མིང་​དང༌། གཟུགས་​དང༌། སྐྱེ་​མཆེད་​དྲུག་​དང༌། རེག་​པ་​དང༌། ཚོར་​བ་​དང༌། སྐྱེ་​བ་​དང༌། རྒ་​ཤི་​རྣམས་​སོ། །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DCUchen" svg:font-family="DDCUche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/>
    <style:font-face style:name="Tibetan Machine Uni1" svg:font-family="'Tibetan Machine Uni'" style:font-family-generic="system" style:font-pitch="variable"/>
    <style:font-face style:name="Uchen" svg:font-family="Uchen" style:font-pitch="variable"/>
    <style:font-face style:name="Uchen1" svg:font-family="Uchen" style:font-adornments="Regular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Tibetan Machine Uni1" style:font-size-complex="12pt" style:language-complex="bo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Tibetan Machine Uni1" style:font-size-complex="12pt" style:language-complex="bo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Tibetan Machine Uni1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ibetan Machine Uni" style:font-family-complex="'Tibetan Machine Un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ibetan Machine Uni" style:font-family-complex="'Tibetan Machine Un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Tibetan Machine Uni1" style:font-family-complex="'Tibetan Machine Un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7T15:52:22.872532668</meta:creation-date>
    <dc:date>2022-05-27T16:01:06.650101223</dc:date>
    <meta:editing-duration>PT8M40S</meta:editing-duration>
    <meta:editing-cycles>2</meta:editing-cycles>
    <meta:generator>LibreOffice/7.3.3.2$MacOSX_AARCH64 LibreOffice_project/d1d0ea68f081ee2800a922cac8f79445e4603348</meta:generator>
    <meta:document-statistic meta:table-count="0" meta:image-count="0" meta:object-count="0" meta:page-count="1" meta:paragraph-count="1" meta:word-count="6" meta:character-count="517" meta:non-whitespace-character-count="9"/>
  </office:meta>
</office:document-meta>
</file>